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10 Pitch" svg:font-family="'Courier 10 Pitch'" style:font-pitch="fixed"/>
    <style:font-face style:name="Balker" svg:font-family="Balker" style:font-pitch="variable"/>
    <style:font-face style:name="Cantarell" svg:font-family="Cantarell" style:font-pitch="variable"/>
    <style:font-face style:name="Delphine" svg:font-family="Delphine" style:font-pitch="variable"/>
    <style:font-face style:name="El Abogado Loco" svg:font-family="'El Abogado Loco'" style:font-pitch="variable"/>
    <style:font-face style:name="Junkyard" svg:font-family="Junkyard" style:font-pitch="variable"/>
    <style:font-face style:name="LMRoman10" svg:font-family="LMRoman10"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margin-left="0in" fo:margin-right="0.052in" fo:text-align="start" style:justify-single-word="false" fo:text-indent="0in" style:auto-text-indent="false">
        <style:tab-stops>
          <style:tab-stop style:position="3.3126in"/>
          <style:tab-stop style:position="5.8646in"/>
        </style:tab-stops>
      </style:paragraph-properties>
      <style:text-properties style:use-window-font-color="true" style:font-name="DejaVu Sans" fo:font-size="14pt" fo:font-style="italic" fo:font-weight="bold" fo:background-color="#ffffff" style:font-size-asian="14pt" style:font-style-asian="italic" style:font-weight-asian="bold" style:font-size-complex="14pt" style:font-style-complex="italic" style:font-weight-complex="bold"/>
    </style:style>
    <style:style style:name="P2" style:family="paragraph" style:parent-style-name="Standard">
      <style:paragraph-properties fo:margin-left="0in" fo:margin-right="0.052in" fo:text-align="start" style:justify-single-word="false" fo:text-indent="0in" style:auto-text-indent="false">
        <style:tab-stops>
          <style:tab-stop style:position="6.6252in"/>
        </style:tab-stops>
      </style:paragraph-properties>
      <style:text-properties style:use-window-font-color="true" style:font-name="DejaVu Sans" fo:font-size="11pt" fo:font-style="normal" fo:background-color="#ffffff" style:font-size-asian="11pt" style:font-style-asian="normal" style:font-size-complex="11pt" style:font-style-complex="normal"/>
    </style:style>
    <style:style style:name="P3" style:family="paragraph" style:parent-style-name="Standard">
      <style:paragraph-properties fo:margin-left="0in" fo:margin-right="0.052in" fo:text-align="start" style:justify-single-word="false" fo:text-indent="0in" style:auto-text-indent="false">
        <style:tab-stops>
          <style:tab-stop style:position="3.3126in"/>
          <style:tab-stop style:position="5.8646in"/>
        </style:tab-stops>
      </style:paragraph-properties>
      <style:text-properties style:use-window-font-color="true" style:font-name="Cantarell" fo:font-size="14pt" fo:background-color="#ffffff" style:font-size-asian="14pt" style:font-size-complex="14pt"/>
    </style:style>
    <style:style style:name="P4" style:family="paragraph" style:parent-style-name="Standard">
      <style:paragraph-properties fo:margin-left="0in" fo:margin-right="0.052in" fo:text-align="start" style:justify-single-word="false" fo:text-indent="0in" style:auto-text-indent="false">
        <style:tab-stops>
          <style:tab-stop style:position="6.6252in"/>
        </style:tab-stops>
      </style:paragraph-properties>
      <style:text-properties style:use-window-font-color="true" style:font-name="Cantarell" fo:font-size="14pt" fo:font-style="italic" style:text-underline-style="none" fo:font-weight="bold" fo:background-color="#ffffff" style:font-size-asian="14pt" style:font-style-asian="italic" style:font-weight-asian="bold" style:font-size-complex="14pt" style:font-style-complex="italic" style:font-weight-complex="bold"/>
    </style:style>
    <style:style style:name="P5" style:family="paragraph" style:parent-style-name="Standard">
      <style:paragraph-properties fo:margin-left="0in" fo:margin-right="0.052in" fo:text-align="start" style:justify-single-word="false" fo:text-indent="0in" style:auto-text-indent="false">
        <style:tab-stops>
          <style:tab-stop style:position="6.6252in"/>
        </style:tab-stops>
      </style:paragraph-properties>
      <style:text-properties style:use-window-font-color="true" style:font-name="Cantarell" fo:font-size="14pt" fo:font-style="italic" style:text-underline-style="solid" style:text-underline-width="auto" style:text-underline-color="font-color" fo:font-weight="bold" fo:background-color="#ffffff" style:font-size-asian="14pt" style:font-style-asian="italic" style:font-weight-asian="bold" style:font-size-complex="14pt" style:font-style-complex="italic" style:font-weight-complex="bold"/>
    </style:style>
    <style:style style:name="P6" style:family="paragraph" style:parent-style-name="Standard">
      <style:paragraph-properties fo:margin-left="0in" fo:margin-right="0.052in" fo:text-align="start" style:justify-single-word="false" fo:text-indent="0in" style:auto-text-indent="false">
        <style:tab-stops>
          <style:tab-stop style:position="3.3126in"/>
          <style:tab-stop style:position="5.8646in"/>
        </style:tab-stops>
      </style:paragraph-properties>
      <style:text-properties style:use-window-font-color="true" style:font-name="Cantarell" fo:font-size="12pt" fo:background-color="#ffffff" style:font-size-asian="12pt" style:font-size-complex="12pt"/>
    </style:style>
    <style:style style:name="P7" style:family="paragraph" style:parent-style-name="Standard">
      <style:paragraph-properties fo:margin-left="0in" fo:margin-right="0.052in" fo:text-align="start" style:justify-single-word="false" fo:text-indent="0in" style:auto-text-indent="false">
        <style:tab-stops>
          <style:tab-stop style:position="6.6252in"/>
        </style:tab-stops>
      </style:paragraph-properties>
      <style:text-properties style:use-window-font-color="true" style:font-name="Cantarell" fo:font-size="12pt" fo:background-color="#ffffff" style:font-size-asian="12pt" style:font-size-complex="12pt"/>
    </style:style>
    <style:style style:name="P8" style:family="paragraph" style:parent-style-name="Standard">
      <style:paragraph-properties fo:margin-left="0in" fo:margin-right="0.052in" fo:text-align="start" style:justify-single-word="false" fo:text-indent="0in" style:auto-text-indent="false">
        <style:tab-stops>
          <style:tab-stop style:position="3.3126in"/>
          <style:tab-stop style:position="3.8437in"/>
        </style:tab-stops>
      </style:paragraph-properties>
      <style:text-properties style:use-window-font-color="true" style:font-name="Cantarell" fo:font-size="12pt" fo:background-color="#ffffff" style:font-size-asian="12pt" style:font-size-complex="12pt"/>
    </style:style>
    <style:style style:name="P9" style:family="paragraph" style:parent-style-name="Standard">
      <style:paragraph-properties fo:margin-left="0in" fo:margin-right="0.052in" fo:text-align="start" style:justify-single-word="false" fo:text-indent="0in" style:auto-text-indent="false">
        <style:tab-stops>
          <style:tab-stop style:position="6.6252in"/>
        </style:tab-stops>
      </style:paragraph-properties>
      <style:text-properties style:use-window-font-color="true" style:font-name="Cantarell" fo:font-size="12pt"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10" style:family="paragraph" style:parent-style-name="Standard">
      <style:paragraph-properties fo:margin-left="0in" fo:margin-right="0.052in" fo:text-align="start" style:justify-single-word="false" fo:text-indent="0in" style:auto-text-indent="false">
        <style:tab-stops>
          <style:tab-stop style:position="6.6252in"/>
        </style:tab-stops>
      </style:paragraph-properties>
      <style:text-properties style:use-window-font-color="true" style:font-name="Cantarell" fo:font-size="11pt" fo:font-style="normal" fo:background-color="#ffffff" style:font-size-asian="11pt" style:font-style-asian="normal" style:font-size-complex="11pt" style:font-style-complex="normal"/>
    </style:style>
    <style:style style:name="P11" style:family="paragraph" style:parent-style-name="Standard">
      <style:paragraph-properties fo:margin-left="0in" fo:margin-right="0.052in" fo:text-align="start" style:justify-single-word="false" fo:text-indent="0in" style:auto-text-indent="false">
        <style:tab-stops>
          <style:tab-stop style:position="6.6252in"/>
        </style:tab-stops>
      </style:paragraph-properties>
      <style:text-properties style:use-window-font-color="true" style:font-name="Cantarell" fo:font-size="11pt" fo:background-color="#ffffff" style:font-size-asian="11pt" style:font-size-complex="11pt"/>
    </style:style>
    <style:style style:name="P12" style:family="paragraph" style:parent-style-name="Standard">
      <style:paragraph-properties fo:margin-left="0in" fo:margin-right="0.052in" fo:text-align="center" style:justify-single-word="false" fo:text-indent="0in" style:auto-text-indent="false">
        <style:tab-stops>
          <style:tab-stop style:position="3.3126in"/>
          <style:tab-stop style:position="5.8646in"/>
        </style:tab-stops>
      </style:paragraph-properties>
      <style:text-properties fo:color="#000000" style:font-name="El Abogado Loco" fo:font-size="26pt" fo:font-style="italic" style:text-underline-style="solid" style:text-underline-width="auto" style:text-underline-color="font-color" fo:font-weight="bold" fo:background-color="#ffffff" style:font-size-asian="26pt" style:font-style-asian="italic" style:font-weight-asian="bold" style:font-size-complex="26pt" style:font-style-complex="italic"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ein Spiegelbild</text:p>
      <text:p text:style-name="P1"/>
      <text:p text:style-name="P3"><text:span text:style-name="T1">Rollen: <text:s text:c="24"/>Name: <text:s text:c="20"/>Spieler: <text:s text:c="2"/></text:span><text:span text:style-name="T2"><text:s/></text:span></text:p>
      <text:p text:style-name="P6">Mädchen <text:s text:c="28"/>Katy <text:s text:c="29"/>Janina Schneeweiss</text:p>
      <text:p text:style-name="P6">Spiegelbild <text:s text:c="25"/>Sonja <text:s text:c="27"/>Alexandra Balta</text:p>
      <text:p text:style-name="P6">Beste Freundin <text:s text:c="18"/>Emma <text:s text:c="27"/>Naomi Esztl <text:s text:c="26"/></text:p>
      <text:p text:style-name="P7">Cousine <text:s text:c="29"/>Maja <text:s text:c="30"/>Diana Radic</text:p>
      <text:p text:style-name="P8">Schulkolegin <text:s text:c="21"/>Elisabeth <text:s text:c="23"/>Nadja Lenk</text:p>
      <text:p text:style-name="P6">1.Mädchen <text:s text:c="24"/>Bella <text:s text:c="29"/>Lea Kegelreiter</text:p>
      <text:p text:style-name="P7">2.Mädchen <text:s text:c="24"/>Larissa</text:p>
      <text:p text:style-name="P7">Freund Katy <text:s text:c="22"/>Michael <text:s text:c="21"/></text:p>
      <text:p text:style-name="P7">Freund Sonja <text:s text:c="21"/>Max <text:s text:c="2"/></text:p>
      <text:p text:style-name="P9">Gymnastik Lehrerin <text:s text:c="10"/>Sopiea </text:p>
      <text:p text:style-name="P9">Tanz Lehrerin <text:s text:c="19"/>Maria</text:p>
      <text:p text:style-name="P9">Lehrerin <text:s text:c="28"/>Sandra</text:p>
      <text:p text:style-name="P9">Tante <text:s text:c="32"/>Barbara</text:p>
      <text:p text:style-name="P4"><text:span text:style-name="T6">Freund</text:span> <text:span text:style-name="T6">von michael <text:s text:c="10"/>Alexander</text:span></text:p>
      <text:p text:style-name="P4"><text:span text:style-name="T6">Freund Emma <text:s text:c="19"/>Dominik</text:span></text:p>
      <text:p text:style-name="P4"/>
      <text:p text:style-name="P5">Kurzfassung:</text:p>
      <text:p text:style-name="P10">Es war einmal ein Mädchen das konnte ganz normal leben aber sie war nicht ganz normal den sie brauchte eine Kette um zu leben. Aber einmal verlor sie die Kette ein anderes Mädchen fand sie und nahm sie mit. Aber das erste Mädchen wurde sofort in den Spiegel verbannt. Nach einem Jahr wurde sie ein Spiegelbild. Aber nun wieder zu der Kette sie bestand aus zwei Teilen, einem großen und einem kleinen.</text:p>
      <text:p text:style-name="P10">Das Spiegelbild gelangte an den kleinen Teil der Kette, dann tat sie alles dafür die ganze Kette wieder zu bekommen...</text:p>
      <text:p text:style-name="P10"/>
      <text:p text:style-name="P5">Drehbuch:</text:p>
      <text:p text:style-name="P10">Zu erst sieht man nur leere Wiese und Himmel dann liegt darauf nur eine Kette und dann steht dort ein Mensch mit der Kette um.</text:p>
      <text:p text:style-name="P10">Dann ein Bild und sprechen ,,So kam Sonja auf die Welt“</text:p>
      <text:p text:style-name="P10">Dann sieht man sie an vielen verschiedenen Orten.</text:p>
      <text:p text:style-name="P10">danach ein Bild und sprechen ,,Aber dann.“ nach dem das Bild gezeigt wurde sieht man das,, sie läuft und verliert ihre Kette.</text:p>
      <text:p text:style-name="P10">Man sieht wie ein anders Mädchen sie findet und sie in seine Tasche gibt dann schaut das Mädchen ums Eck und das andere Sonja war weg.</text:p>
      <text:p text:style-name="P10">Dann ein bild und Sprechen,,Wo anders.“</text:p>
      <text:p text:style-name="P10">Katy erzählt von sich z.b. sie erzählt von ihrer familie und freunden.</text:p>
      <text:p text:style-name="P10">Dann sieht man Katy vor dem Siegel. Dann ein bild und Sprechen,, Ein Jahr Später.“</text:p>
      <text:p text:style-name="P10">Man sieht Katy noch mal vor dem Spiegel aber sie verhielt sich ein bischen aners nämlich ängstlicher. ,,Irgentwas stimmt hier nicht,“ denkt sie sich.</text:p>
      <text:p text:style-name="P10">Da war es noch früh am Morgen. <text:s text:c="3"/></text:p>
      <text:p text:style-name="P10">Dann ging sie runter und machte sich für die Schule fertig in der pause im Hof fand ihre beste Freundin und auch andere Schulkoleginen das sie sich komisch verhielt.</text:p>
      <text:p text:style-name="P10"><text:soft-page-break/>Nach der Schule ging Katy mit ihrer Cousine in die Tantzschule das machte beiden sehr viel spaß.</text:p>
      <text:p text:style-name="P10">Danach fuhr sie mit ihrer Freundin nach Hause sie spielten viele Dinge und machten ganz einfach viel zusammen. Sie turnten auch.</text:p>
      <text:p text:style-name="P11"><text:span text:style-name="T5">Aber Katy fühlte sich die ganze zeit beobachtet. Ihrer Freundin kam alles wie sie sich verhielt und so komisch vor, aber Katy hatte es ihr noch nicht erzählt. Auch am nächsten Tag verhielt sie sich noch komisch aber nun wuste sie zumindest schon warum sie fühlte sich </text:span><text:span text:style-name="T4">VERVOLKT.</text:span></text:p>
      <text:p text:style-name="P10">Aber sie wusste noch immer nicht von wem nach der Schule im Gymnastik Unterricht machte sie auch alles viel schneller obwohl sie normalerweise echt Guten Rhythmus hatte. Jeder merkte, dass etwas nicht stimmte.</text:p>
      <text:p text:style-name="P10"><text:s/>Als ihre beste Freundin sie danach fragte kam ein echt dämliches gespräch und am schluss war sie wieder dort wo sie angefangen hat mit dem gespräch. Aber nach dem gespräch und nach der Gymnastikstunde ging Katy nachmal zu Emma und erzählte ihr von den übernatürlichen Menschen und dem Spiegelbild und das sie vielleicht eine davon war. <text:s/>Aber Emma hielt das alles für schwachsin und hörte garnicht richtig zu.</text:p>
      <text:p text:style-name="P10">Katy und emma meldeten sich auch bei einem musical an. Dort am ersten tag übte man aber nur tanzen, singen und schauspielen.</text:p>
      <text:p text:style-name="P10">Am wochenende das lang war ist Katy bei ihrer Tante dort ist natürlisch auch ihre Cousune die beiden machten viel zusamen sie tantzten spielten redeten und Katy brahte Maja auch ein bischen turnen bei. </text:p>
      <text:p text:style-name="P10">Doch als Maja zuschaute als sie alleine übte glaubte sie ihren augen nicht Katys Schatten machte etwas anderes als sie. Natürlich dachte sie das sie es sich nur eingebildet hatte. Doch am nächsten tag als Katy wieder übte nur dieses mal gymnastik aber ihr Schatten machte wieder etwas anderes. Also beschlos Maja sie den ganzen Tag zu beobachten und auch vor dem siegel viel ihr auf das ihr Spiegelbild etwas anderes machte und so kam Maja zu dem Entschlus das ihr spiegelblid ein eigenes Leben hatte dann erinnerte sich Maja darann das ihre Mutter ihr auch von übernatürlichen leuten erzählt hatte und sie war sich sicher das ihre Cousine eine davon war.</text:p>
      <text:p text:style-name="P10">Dann merkte auch Katy das ihr Spiegelbild selbst lebte und das sie die <text:s/>übernatürliche <text:s/>„Gabe“hatte. Dann sprach Maja Katy darauf an was los war mt ihrem spiegelbild und das gesprach dauerte sehr lange, aber zu Maja war Katy jetzt lieber als zuvor zu Emma (ihrer besten Freundin).</text:p>
      <text:p text:style-name="P10">Katy war froh das es jetzt jemanden hatte den sie darauf ansprechen kann.</text:p>
      <text:p text:style-name="P10">Als wieder Schule war erzählte Katy Emma von ihrem Spiegelbild. <text:s/>Emma glaubte Katy am anfang natürlich nicht aber als sie ihr auch ein bischen nachspioniert hat wurde ihr klar das es stimmte.</text:p>
      <text:p text:style-name="P10">Nach der Schule im Gymnastik Uterricht sagt ihr die lehrerin das sie sich wieder einkrigen muss denn es ist eine Gymnastik EM. „Wenn du da hin wilst musst du dich jetzt anstrengan und konzentrieren denn es können nur 2 von Unserem farein mitmachen eine hier vom kada und eine von den anfänmgern also von uns nur eine und du könntest es gut.“ </text:p>
      <text:p text:style-name="P10">Als wieder tanz unterricht war sagte Maja Katy das sie sich bei Gymnastik angemelded hatte . Kayty fand das echt cool. Als Katy ihre Freundin Bella wieder traff sagte sie ihr das sie erfaren hatte das sie bei der EM mitmaschen will und sie gab ihr einen Teil einer Kette der Teil der „Kette.“ <text:s text:c="35"/>Auch heute hatten die drei wieder musical an diesem tag war der Kasting es kam reis Katy spielte die haubtrolle und emma ie zweite nicht ganz so oft forkomende. Maja spielte auch eine relertiv große rolle aber eine rolle felte ihnen noch. </text:p>
      <text:p text:style-name="P10">Als Katy sich einmal vor dem Spiegel fristrte lies sie den Teil der Kette vor dem Spiegel liegen. Dann kam eine Hand aus dem Spiegel und nahm die Kette.</text:p>
      <text:p text:style-name="P10">Als Katy von der Schule zurük kam und vor dem spiegel war Kam plötzlich ihr Spiegelbild aus em Spiegel raus und lief auf dem Balkon sprang runter und lief weg.</text:p>
      <text:p text:style-name="P10">Plötzlich fühlte sich Katy frei aber nur für einen augenblik bis ihr Klar wurde was ihr Spiegelbild jetzt machen wird.</text:p>
      <text:p text:style-name="P10">Auserdem sie hatte sich in lezter Zeit so komisch verhalten was wird michael jetzt von ihr denken? <text:soft-page-break/>Denn Katy in miochael verliebt.</text:p>
      <text:p text:style-name="P10">Als sie seines Tages ihrem Spiegelblid begegtnete Fragte sie we sie heißt das Spiegelbild antwortete „<text:span text:style-name="T3">SONJA</text:span> aber ich muss jetzt gehen.“ „Wieso, was willst du machen?“ „Nichts besoderes“ und lief weg. Katy lief ihr nach. <text:s text:c="17"/>Sie sah wie sonja viele Leute angin und schaute ob sie die Kette hatte. <text:s text:c="18"/>Dann lief Katy nach Hause. Am nächsten Tag in der Schule als Pause warsagte sie Maja was pasiert <text:s text:c="2"/>war die natürlich der meinung war das sie sie aufhalten.</text:p>
      <text:p text:style-name="P10">In der Pause ging Katys erzfeindin Elisabeth ganz komisch weg und als sie wieder zurück kam war sie richtig komisch. Katy hatte das gefühl das Elisabeth sie umbringen oder etwas klauen will. Dann hatte Katy furchtbare angszt vor Elisabeth das sagte sie Maja und Emma auch. <text:s text:c="30"/>Einmal sagte Michael zu seinem besten freund Alexander:“ Ist dir auch aufgefaffen as sich Katy jetzt so komisch verhält?“ <text:s text:c="2"/>Alex sagte:“ Ja?“ michael meinte das er Katy früher ganz süß war jetzt fand er sie auch noch süß aber sie verhielt sich schon komisch.</text:p>
      <text:p text:style-name="P10">Es kam auch ein neuer an die schule sein name war Max.</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urier 10 Pitch" svg:font-family="'Courier 10 Pitch'" style:font-pitch="fixed"/>
    <style:font-face style:name="Balker" svg:font-family="Balker" style:font-pitch="variable"/>
    <style:font-face style:name="Cantarell" svg:font-family="Cantarell" style:font-pitch="variable"/>
    <style:font-face style:name="Delphine" svg:font-family="Delphine" style:font-pitch="variable"/>
    <style:font-face style:name="El Abogado Loco" svg:font-family="'El Abogado Loco'" style:font-pitch="variable"/>
    <style:font-face style:name="Junkyard" svg:font-family="Junkyard" style:font-pitch="variable"/>
    <style:font-face style:name="LMRoman10" svg:font-family="LMRoman10"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2T19:27:36.47</meta:creation-date>
    <dc:date>2014-10-05T18:13:07</dc:date>
    <meta:editing-duration>P1DT2H11M33S</meta:editing-duration>
    <meta:editing-cycles>38</meta:editing-cycles>
    <meta:generator>LibreOffice/3.5$Linux_X86_64 LibreOffice_project/350m1$Build-2</meta:generator>
    <dc:creator>robert </dc:creator>
    <meta:document-statistic meta:table-count="0" meta:image-count="0" meta:object-count="0" meta:page-count="3" meta:paragraph-count="52" meta:word-count="1219" meta:character-count="7764" meta:non-whitespace-character-count="5885"/>
  </office:meta>
</office:document-meta>
</file>